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fca93" officeooo:paragraph-rsid="001fca93"/>
    </style:style>
    <style:style style:name="P2" style:family="paragraph" style:parent-style-name="Text_20_body">
      <style:paragraph-properties fo:text-align="center" style:justify-single-word="false"/>
      <style:text-properties officeooo:rsid="001fca93" officeooo:paragraph-rsid="001fca93"/>
    </style:style>
    <style:style style:name="P3" style:family="paragraph" style:parent-style-name="Text_20_body">
      <style:paragraph-properties fo:text-align="start" style:justify-single-word="false"/>
      <style:text-properties officeooo:rsid="001fca93" officeooo:paragraph-rsid="001fca93"/>
    </style:style>
    <style:style style:name="P4" style:family="paragraph" style:parent-style-name="Text_20_body">
      <style:paragraph-properties fo:text-align="start" style:justify-single-word="false"/>
      <style:text-properties officeooo:rsid="0023e45b" officeooo:paragraph-rsid="001fca93"/>
    </style:style>
    <style:style style:name="P5"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279075" officeooo:paragraph-rsid="00279075"/>
    </style:style>
    <style:style style:name="P6"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2df1ca" officeooo:paragraph-rsid="002df1ca"/>
    </style:style>
    <style:style style:name="P7"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3e45b" officeooo:paragraph-rsid="0025be1d"/>
    </style:style>
    <style:style style:name="P8"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8d199" officeooo:paragraph-rsid="002a6aab"/>
    </style:style>
    <style:style style:name="P9"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a79bc" officeooo:paragraph-rsid="002d6291"/>
    </style:style>
    <style:style style:name="P10"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32b070" officeooo:paragraph-rsid="0032b070"/>
    </style:style>
    <style:style style:name="P11"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2be1a0" officeooo:paragraph-rsid="002be1a0"/>
    </style:style>
    <style:style style:name="P12" style:family="paragraph" style:parent-style-name="Subtitle">
      <style:text-properties officeooo:rsid="001fca93" officeooo:paragraph-rsid="001fca93"/>
    </style:style>
    <style:style style:name="P13" style:family="paragraph" style:parent-style-name="Heading_20_1">
      <style:text-properties officeooo:rsid="00279075" officeooo:paragraph-rsid="00279075"/>
    </style:style>
    <style:style style:name="P14" style:family="paragraph" style:parent-style-name="Heading_20_1">
      <style:text-properties officeooo:rsid="002d6291" officeooo:paragraph-rsid="002d6291"/>
    </style:style>
    <style:style style:name="T1" style:family="text">
      <style:text-properties officeooo:rsid="0024f45b"/>
    </style:style>
    <style:style style:name="T2" style:family="text">
      <style:text-properties officeooo:rsid="00252ea9"/>
    </style:style>
    <style:style style:name="T3" style:family="text">
      <style:text-properties officeooo:rsid="0025be1d"/>
    </style:style>
    <style:style style:name="T4" style:family="text">
      <style:text-properties officeooo:rsid="0028d199"/>
    </style:style>
    <style:style style:name="T5" style:family="text">
      <style:text-properties officeooo:rsid="002a6aab"/>
    </style:style>
    <style:style style:name="T6" style:family="text">
      <style:text-properties officeooo:rsid="002af437"/>
    </style:style>
    <style:style style:name="T7" style:family="text">
      <style:text-properties officeooo:rsid="002fed8f"/>
    </style:style>
    <style:style style:name="T8" style:family="text">
      <style:text-properties officeooo:rsid="0033ed7d"/>
    </style:style>
    <style:style style:name="T9" style:family="text">
      <style:text-properties officeooo:rsid="0033fc9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dynamic" style:number-wrapped-paragraphs="no-limit" style:wrap-contour="fals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492 – Assignment 2</text:p>
      <text:p text:style-name="P12">Taber McFarlin and Matt Swentzel</text:p>
      <text:p text:style-name="P2">We pledge our honor that we have abided by the Stevens Honor System.</text:p>
      <text:p text:style-name="P3"><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4"><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h text:style-name="Heading_20_1" text:outline-level="1"><text:soft-page-break/><text:s/><text:span text:style-name="T3">Results vs Expectations</text:span></text:h>
      <text:p text:style-name="P7"><text:span text:style-name="T2">For the most part, the results fit our expectations</text:span>. <text:span text:style-name="T2">We expected Least Recently used (LRU) to produce the lowest number of swaps, and First in First out (FIFO) to produce the most, and Clock to be somewhere in between.</text:span> <text:span text:style-name="T3">However, t</text:span>he <text:span text:style-name="T1">number of swaps for the different algorithms were closer than we expected. We expected a more drastic difference between the number of swaps of each algorithm. After analyzing the results of this experiment, we realized that the swaps made by each algorithm are actually quite similar in a realistic setting such as this.</text:span></text:p>
      <text:h text:style-name="P13" text:outline-level="1">Algorithm Complexity</text:h>
      <text:p text:style-name="P5">FIFO, being the worst performing algorithm in terms of number of swaps, has the lowest time complexity, that being a constant. <text:span text:style-name="T4">FIFO simply removes the element at the front of the memory and adds the new one at the end, so no real processing is needed.</text:span></text:p>
      <text:p text:style-name="P8">LRU, <text:span text:style-name="T5">is the best performing algorithm in terms of number of swaps, but also has the greatest time complexity. The time complexity is always n where n is the number of pages in memory. This is because LRU searches through all the pages in memory for the one that was least recently used. This complexity could possibly be improved by storing the pages relative to their time stamp.</text:span></text:p>
      <text:p text:style-name="P9">Clock is in the middle for both complexity and resulting page swaps. Clock’s worst case is also linear to the number of pages in memory. The worst case occurs when the clock must go all the way around, setting each R bit to 0, before swapping in any new memory. The best case, however, is constant like FIFO. If the first item the clock looks at has an R of 0, then it will be swapped out and the algorithm <text:span text:style-name="T6">will terminate</text:span>.</text:p>
      <text:h text:style-name="P14" text:outline-level="1"><text:soft-page-break/>Pre-Paging</text:h>
      <text:p text:style-name="P6">Pre-Paging is a clear benefit for all scenarios, except where the page is overly large. We noticed that there is a sweet spot for page size and reducing the number of swaps. <text:span text:style-name="T7">This point depends on the algorithm. With pre-paging, the page size is effectively doubled, which reduces the number of swaps needed to get all relevant data into the memory. However, pre-paging has an advantage over larger page sizes in the fact that if one page is not being used anymore it can be swapped out still. We keep the granularity of smaller pages with the benefits of retrieving more data in one memory access.</text:span></text:p>
      <text:p text:style-name="P10">The reason pre-paging causes issues when only two pages fit in memory is because we are replacing the process’ whole memory every time we do a swap. <text:span text:style-name="T8">This is even worse than simply having one page that fills up the entire memory because in our implementation the algorithm will always search for another new page to add.</text:span></text:p>
      <text:h text:style-name="Heading_20_1" text:outline-level="1">Differences with a Random Trace</text:h>
      <text:p text:style-name="P11">In a random trace there would be no benefit to using a more complex algorithm like LRU, because there is no pattern for the algorithm to take advantage of. <text:span text:style-name="T9">We might as well remove a random page to make room, because if we can’t possibly predict what will come next there’s no benefit to spending processing power to 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in" fo:margin-bottom="0.8in" fo:margin-left="0.9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0:37:13.994012145</meta:creation-date>
    <meta:generator>LibreOffice/5.4.5.1$Linux_X86_64 LibreOffice_project/40m0$Build-1</meta:generator>
    <dc:date>2018-04-15T22:10:15.685206907</dc:date>
    <meta:editing-duration>PT1H22M41S</meta:editing-duration>
    <meta:editing-cycles>23</meta:editing-cycles>
    <meta:document-statistic meta:table-count="0" meta:image-count="0" meta:object-count="2" meta:page-count="3" meta:paragraph-count="14" meta:word-count="544" meta:character-count="3047" meta:non-whitespace-character-count="2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355cm" svg:y="0.315cm" chart:style-name="ch2">
          <text:p>Demand Paging</text:p>
        </chart:title>
        <chart:legend chart:legend-position="end" svg:x="13.676cm" svg:y="3.702cm" style:legend-expansion="high" chart:style-name="ch3"/>
        <chart:plot-area chart:style-name="ch4" chart:data-source-has-labels="both" svg:x="1.33cm" svg:y="1.273cm" svg:width="12.027cm" svg:height="6.566cm">
          <chartooo:coordinate-region svg:x="2.507cm" svg:y="1.473cm" svg:width="10.478cm" svg:height="5.719cm"/>
          <chart:axis chart:dimension="x" chart:name="primary-x" chart:style-name="ch5" chartooo:axis-type="auto">
            <chartooo:date-scale/>
            <chart:title svg:x="6.545cm" svg:y="8.018cm" chart:style-name="ch6">
              <text:p>Page Size</text:p>
            </chart:title>
            <chart:categories table:cell-range-address="local-table.$A$2:.$A$6"/>
          </chart:axis>
          <chart:axis chart:dimension="y" chart:name="primary-y" chart:style-name="ch5">
            <chart:title svg:x="0.451cm" svg:y="5.103cm" chart:style-name="ch7">
              <text:p>Swap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Clock:</text:p>
              </table:table-cell>
            </table:table-row>
          </table:table-header-rows>
          <table:table-rows>
            <table:table-row>
              <table:table-cell office:value-type="float" office:value="1">
                <text:p>1</text:p>
              </table:table-cell>
              <table:table-cell office:value-type="float" office:value="186383">
                <text:p>186383</text:p>
              </table:table-cell>
              <table:table-cell office:value-type="float" office:value="185063">
                <text:p>185063</text:p>
              </table:table-cell>
              <table:table-cell office:value-type="float" office:value="184891">
                <text:p>184891</text:p>
              </table:table-cell>
            </table:table-row>
            <table:table-row>
              <table:table-cell office:value-type="float" office:value="2">
                <text:p>2</text:p>
              </table:table-cell>
              <table:table-cell office:value-type="float" office:value="146960">
                <text:p>146960</text:p>
              </table:table-cell>
              <table:table-cell office:value-type="float" office:value="138732">
                <text:p>138732</text:p>
              </table:table-cell>
              <table:table-cell office:value-type="float" office:value="138530">
                <text:p>138530</text:p>
              </table:table-cell>
            </table:table-row>
            <table:table-row>
              <table:table-cell office:value-type="float" office:value="4">
                <text:p>4</text:p>
              </table:table-cell>
              <table:table-cell office:value-type="float" office:value="127229">
                <text:p>127229</text:p>
              </table:table-cell>
              <table:table-cell office:value-type="float" office:value="115554">
                <text:p>115554</text:p>
              </table:table-cell>
              <table:table-cell office:value-type="float" office:value="115511">
                <text:p>115511</text:p>
              </table:table-cell>
            </table:table-row>
            <table:table-row>
              <table:table-cell office:value-type="float" office:value="8">
                <text:p>8</text:p>
              </table:table-cell>
              <table:table-cell office:value-type="float" office:value="122340">
                <text:p>122340</text:p>
              </table:table-cell>
              <table:table-cell office:value-type="float" office:value="103414">
                <text:p>103414</text:p>
              </table:table-cell>
              <table:table-cell office:value-type="float" office:value="104581">
                <text:p>104581</text:p>
              </table:table-cell>
            </table:table-row>
            <table:table-row>
              <table:table-cell office:value-type="float" office:value="16">
                <text:p>16</text:p>
              </table:table-cell>
              <table:table-cell office:value-type="float" office:value="132600">
                <text:p>132600</text:p>
              </table:table-cell>
              <table:table-cell office:value-type="float" office:value="98712">
                <text:p>98712</text:p>
              </table:table-cell>
              <table:table-cell office:value-type="float" office:value="110045">
                <text:p>110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818cm" svg:y="0.315cm" chart:style-name="ch2">
          <text:p>Pre-Paging</text:p>
        </chart:title>
        <chart:legend chart:legend-position="end" svg:x="13.676cm" svg:y="3.702cm" style:legend-expansion="high" chart:style-name="ch3"/>
        <chart:plot-area chart:style-name="ch4" chart:data-source-has-labels="both" svg:x="1.33cm" svg:y="1.273cm" svg:width="12.027cm" svg:height="6.566cm">
          <chartooo:coordinate-region svg:x="2.692cm" svg:y="1.472cm" svg:width="10.478cm" svg:height="5.72cm"/>
          <chart:axis chart:dimension="x" chart:name="primary-x" chart:style-name="ch5" chartooo:axis-type="auto">
            <chartooo:date-scale/>
            <chart:title svg:x="6.545cm" svg:y="8.018cm" chart:style-name="ch6">
              <text:p>Page Size</text:p>
            </chart:title>
            <chart:categories table:cell-range-address="local-table.$A$2:.$A$6"/>
          </chart:axis>
          <chart:axis chart:dimension="y" chart:name="primary-y" chart:style-name="ch5">
            <chart:title svg:x="0.451cm" svg:y="5.103cm" chart:style-name="ch7">
              <text:p>Swap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Clock:</text:p>
              </table:table-cell>
            </table:table-row>
          </table:table-header-rows>
          <table:table-rows>
            <table:table-row>
              <table:table-cell office:value-type="float" office:value="1">
                <text:p>1</text:p>
              </table:table-cell>
              <table:table-cell office:value-type="float" office:value="102409">
                <text:p>102409</text:p>
              </table:table-cell>
              <table:table-cell office:value-type="float" office:value="99933">
                <text:p>99933</text:p>
              </table:table-cell>
              <table:table-cell office:value-type="float" office:value="99838">
                <text:p>99838</text:p>
              </table:table-cell>
            </table:table-row>
            <table:table-row>
              <table:table-cell office:value-type="float" office:value="2">
                <text:p>2</text:p>
              </table:table-cell>
              <table:table-cell office:value-type="float" office:value="100221">
                <text:p>100221</text:p>
              </table:table-cell>
              <table:table-cell office:value-type="float" office:value="95161">
                <text:p>95161</text:p>
              </table:table-cell>
              <table:table-cell office:value-type="float" office:value="94349">
                <text:p>94349</text:p>
              </table:table-cell>
            </table:table-row>
            <table:table-row>
              <table:table-cell office:value-type="float" office:value="4">
                <text:p>4</text:p>
              </table:table-cell>
              <table:table-cell office:value-type="float" office:value="106217">
                <text:p>106217</text:p>
              </table:table-cell>
              <table:table-cell office:value-type="float" office:value="93952">
                <text:p>93952</text:p>
              </table:table-cell>
              <table:table-cell office:value-type="float" office:value="93750">
                <text:p>93750</text:p>
              </table:table-cell>
            </table:table-row>
            <table:table-row>
              <table:table-cell office:value-type="float" office:value="8">
                <text:p>8</text:p>
              </table:table-cell>
              <table:table-cell office:value-type="float" office:value="120077">
                <text:p>120077</text:p>
              </table:table-cell>
              <table:table-cell office:value-type="float" office:value="92817">
                <text:p>92817</text:p>
              </table:table-cell>
              <table:table-cell office:value-type="float" office:value="98303">
                <text:p>98303</text:p>
              </table:table-cell>
            </table:table-row>
            <table:table-row>
              <table:table-cell office:value-type="float" office:value="16">
                <text:p>16</text:p>
              </table:table-cell>
              <table:table-cell office:value-type="float" office:value="177230">
                <text:p>177230</text:p>
              </table:table-cell>
              <table:table-cell office:value-type="float" office:value="112106">
                <text:p>112106</text:p>
              </table:table-cell>
              <table:table-cell office:value-type="float" office:value="260793">
                <text:p>2607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